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 style:list-style-name="Numbering_20_1">
      <style:text-properties officeooo:rsid="001fc1d9" officeooo:paragraph-rsid="001fc1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06600586020604333" text:style-name="Numbering_20_1">
        <text:list-item>
          <text:p text:style-name="P1">Simple numbering</text:p>
        </text:list-item>
        <text:list-item>
          <text:p text:style-name="P1">Item</text:p>
        </text:list-item>
        <text:list-item>
          <text:p text:style-name="P1">Item</text:p>
          <text:list>
            <text:list-item>
              <text:p text:style-name="P1">Number format changed</text:p>
            </text:list-item>
            <text:list-item>
              <text:p text:style-name="P1">Item</text:p>
            </text:list-item>
            <text:list-item>
              <text:p text:style-name="P1">Item</text:p>
              <text:list>
                <text:list-item>
                  <text:p text:style-name="P1">Prefix</text:p>
                </text:list-item>
                <text:list-item>
                  <text:p text:style-name="P1">item</text:p>
                </text:list-item>
                <text:list-item>
                  <text:p text:style-name="P1">Item</text:p>
                  <text:list>
                    <text:list-item>
                      <text:p text:style-name="P1">Suffix</text:p>
                    </text:list-item>
                    <text:list-item>
                      <text:p text:style-name="P1">Item</text:p>
                    </text:list-item>
                    <text:list-item>
                      <text:p text:style-name="P1">Item</text:p>
                      <text:list>
                        <text:list-item>
                          <text:p text:style-name="P1">Starting with 2</text:p>
                        </text:list-item>
                        <text:list-item>
                          <text:p text:style-name="P1">Item</text:p>
                        </text:list-item>
                        <text:list-item>
                          <text:p text:style-name="P1">Item</text:p>
                          <text:list>
                            <text:list-item>
                              <text:p text:style-name="P1">Shows 2 sublevels</text:p>
                            </text:list-item>
                            <text:list-item>
                              <text:p text:style-name="P1">Item</text:p>
                            </text:list-item>
                            <text:list-item>
                              <text:p text:style-name="P1">Item</text:p>
                              <text:list>
                                <text:list-item>
                                  <text:p text:style-name="P1">Bold style</text:p>
                                </text:list-item>
                                <text:list-item>
                                  <text:p text:style-name="P1">Item</text:p>
                                </text:list-item>
                                <text:list-item>
                                  <text:p text:style-name="P1">Item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old" style:family="text">
      <style:text-properties fo:font-weight="bold" style:font-size-asian="10.5pt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[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]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Bold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1:55:21.270529836</meta:creation-date>
    <dc:date>2014-09-22T22:00:22.329735952</dc:date>
    <meta:editing-duration>PT48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21" meta:word-count="50" meta:character-count="183" meta:non-whitespace-character-count="175"/>
  </office:meta>
</office:document-meta>
</file>